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CHILA3" table:style-name="ta1">
        <table:shapes>
          <draw:frame draw:z-index="0" draw:style-name="gr1" draw:text-style-name="P1" svg:width="15.999cm" svg:height="8.999cm" svg:x="1.86cm" svg:y="0.1cm">
            <draw:object draw:notify-on-update-of-ranges="MOCHILA3.B1:MOCHILA3.B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22cm" svg:height="9.004cm" svg:x="16.628cm" svg:y="0.133cm">
            <draw:object draw:notify-on-update-of-ranges="MOCHILA3.C1:MOCHILA3.C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08" calcext:value-type="float">
            <text:p>340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4" calcext:value-type="float">
            <text:p>241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14" calcext:value-type="float">
            <text:p>241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79" calcext:value-type="float">
            <text:p>207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84" calcext:value-type="float">
            <text:p>278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10" calcext:value-type="float">
            <text:p>2310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92" calcext:value-type="float">
            <text:p>2292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16" calcext:value-type="float">
            <text:p>2316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0" calcext:value-type="float">
            <text:p>1650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38" calcext:value-type="float">
            <text:p>1638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0" calcext:value-type="float">
            <text:p>1470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20" calcext:value-type="float">
            <text:p>182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9" calcext:value-type="float">
            <text:p>1529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61" calcext:value-type="float">
            <text:p>166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5" calcext:value-type="float">
            <text:p>80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8" calcext:value-type="float">
            <text:p>868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4" calcext:value-type="float">
            <text:p>50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3" calcext:value-type="float">
            <text:p>48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9" calcext:value-type="float">
            <text:p>32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0" calcext:value-type="float">
            <text:p>14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" calcext:value-type="float">
            <text:p>14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8T12:36:46.544707607</dc:date>
    <meta:editing-duration>PT1M36S</meta:editing-duration>
    <meta:editing-cycles>1</meta:editing-cycles>
    <meta:document-statistic meta:table-count="1" meta:cell-count="300" meta:object-count="2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58cm" svg:y="0.316cm" chart:style-name="ch2">
          <text:p>MOCHILA TESTE 3 - AVALIAÇÕES</text:p>
        </chart:title>
        <chart:plot-area chart:style-name="ch3" table:cell-range-address="MOCHILA3.B1:MOCHILA3.B100" svg:x="1.331cm" svg:y="1.275cm" svg:width="14.349cm" svg:height="6.564cm">
          <chart:coordinate-region svg:x="2.323cm" svg:y="1.474cm" svg:width="13.357cm" svg:height="5.573cm"/>
          <chart:axis chart:dimension="x" chart:name="primary-x" chart:style-name="ch4">
            <chart:title svg:x="7.548cm" svg:y="8.019cm" chart:style-name="ch5">
              <text:p>GERAÇÕES</text:p>
            </chart:title>
          </chart:axis>
          <chart:axis chart:dimension="y" chart:name="primary-y" chart:style-name="ch4">
            <chart:title svg:x="0.451cm" svg:y="5.62cm" chart:style-name="ch6">
              <text:p>AVALIAÇÕES</text:p>
            </chart:title>
            <chart:grid chart:style-name="ch7" chart:class="major"/>
          </chart:axis>
          <chart:series chart:style-name="ch8" chart:values-cell-range-address="MOCHILA3.B1:MOCHILA3.B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08">
                <text:p>3408</text:p>
                <draw:g>
                  <svg:desc>MOCHILA3.B1:MOCHILA3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84">
                <text:p>2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92">
                <text:p>22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1">
                <text:p>1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5cm" xlink:href=".." xlink:type="simple" chart:class="chart:line" chart:style-name="ch1">
        <chart:title svg:x="4.832cm" svg:y="0.316cm" chart:style-name="ch2">
          <text:p>MOCHILA TESTE 3 - FITNESS</text:p>
        </chart:title>
        <chart:plot-area chart:style-name="ch3" table:cell-range-address="MOCHILA3.C1:MOCHILA3.C100" svg:x="1.331cm" svg:y="1.275cm" svg:width="14.372cm" svg:height="6.569cm">
          <chart:coordinate-region svg:x="2.138cm" svg:y="1.474cm" svg:width="13.565cm" svg:height="6.171cm"/>
          <chart:axis chart:dimension="x" chart:name="primary-x" chart:style-name="ch4">
            <chart:title svg:x="7.56cm" svg:y="8.024cm" chart:style-name="ch5">
              <text:p>GERAÇÕES</text:p>
            </chart:title>
          </chart:axis>
          <chart:axis chart:dimension="y" chart:name="primary-y" chart:style-name="ch4">
            <chart:title svg:x="0.451cm" svg:y="5.278cm" chart:style-name="ch6">
              <text:p>FITNESS</text:p>
            </chart:title>
            <chart:grid chart:style-name="ch7" chart:class="major"/>
          </chart:axis>
          <chart:series chart:style-name="ch8" chart:values-cell-range-address="MOCHILA3.C1:MOCHILA3.C100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4">
                <text:p>294</text:p>
                <draw:g>
                  <svg:desc>MOCHILA3.C1:MOCHILA3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5">
                <text:p>1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